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master-page-name="Standard">
      <style:paragraph-properties fo:margin-top="0cm" fo:margin-bottom="0cm" loext:contextual-spacing="false" style:page-number="1"/>
      <style:text-properties fo:font-weight="bold" style:font-weight-asian="bold"/>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 Baby Driver to efektywny film akcji, w którym cała akcja opiera się na pomyśle trylogii Transporter, jednakże jest zrealizowany lepiej.~ Sosna</text:p>
      <text:p text:style-name="P2"><text:span text:style-name="T1"><text:tab/></text:span>Fabuła zaczyna się w momencie napadu na bank. W tej scenie też poznajemy głównego bohatera. Kierowcę czerwonego Subaru imieniem Baby. Jest to małomówny, umiejący czytać z ruchu warg chłopak pracujący jako kierowca przy różnorakich zleceniach rabunkowych dla niejakiego Doca (w tej roli Kevin Spacey, który to moim zdaniem wypadł rewelacyjnie) cała reszta obsady to różnorakie ekipy rzezimieszków oraz niepełnosprawny, przybrany ojciec protagonisty, który przygarnął go po tym, jak jego rodzice zginęli w wypadku samochodowym. Od tego też wypadku Baby cierpi na szum w uchu, który zagłusza muzyką. Baby ma też nietypowe hobby, a mianowicie lubi nagrywać ludzi i wplatać to w tworzoną przez siebie muzykę, przez które to hobby pakuje się potem w tarapaty, ale tu już wkraczam w strefę spoilerów. Ogółem rzecz biorąc film jest akcyjniakiem, który opiera się głównie na efektywnie, aczkolwiek nie efekciarsko, zrealizowanych scenach pościgowych. Większość fabuły dzieje się w samochodach różnego rodzaju. Niektóre wychodzą z tych pościgów bez szwanku, jednakże większość ulega w mniejszym lub większym stopniu uszkodzeniu. Muzyka jest dopasowana do sceny, montaż stoi na bardzo dobrym poziomie, a i obsada aktorska radzi sobie całkiem nieźle. Film czerpie inspirację z trylogii Transporter, jak wspomniałem na początku, acz nie tylko. Kilka elementów jest wziętych żywcem z klasycznych filmów o napadach na bank, ale i zauważyłem też inspirację niektórymi scenami z Pulp Fiction. Wątek romansowy, który jest zawarty w filmie wpisuje się w jego konwencję, nie jest wysuwany na pierwszy plan, a i aktorka wcielająca się w tzw. „love interest” głównego bohatera nie jest wrzucona tylko po to, by było na czym zawiesić oko, ale i odgrywa dość istotną rolę w fabule. Całość przyjemnie się ogląda, muzyka i ogólne udźwiękowienie produkcji wpada w ucho, a sceny pościgów zrealizowane są bezbłędnie. Nie jest to może film, który zagości na stałe w kanwie najlepszych filmów wszechczasów, ale jako przyjemny zapychacz wieczoru przy piwku i pizzy sprawdza się rewelacyjnie, bo i jest co pokomentować i na czym zawiesić oko. Fabuła nie jest może jakoś szczególnie wymyślna, jednakże stanowi dobrą spoinę całości. Moim zdaniem film warty jest obejrzenia, aczkolwiek jest też nieco przewidywalny, zwłaszcza pod koniec. Mimo to jakoś nie znalazłem w nim większych wad, pozwalających się do czegoś mocniej uczepić. Polecam.</text:p>
      <text:p text:style-name="P1"/>
      <text:p text:style-name="P1"><text:a xlink:type="simple" xlink:href="https://i.imgur.com/e09xKrz.jpg" text:style-name="Internet_20_link" text:visited-style-name="Visited_20_Internet_20_Link"><text:span text:style-name="T2">https://i.imgur.com/e09xKrz.jpg</text:span></text:a> ←- H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4-23T22:07:30.892000000</dc:date>
    <meta:editing-duration>PT18M26S</meta:editing-duration>
    <meta:editing-cycles>1</meta:editing-cycles>
    <meta:document-statistic meta:table-count="0" meta:image-count="0" meta:object-count="0" meta:page-count="1" meta:paragraph-count="3" meta:word-count="386" meta:character-count="2588" meta:non-whitespace-character-count="2202"/>
  </office:meta>
</office:document-meta>
</file>